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611" officeooo:paragraph-rsid="000e9611"/>
    </style:style>
    <style:style style:name="P2" style:family="paragraph" style:parent-style-name="Standard">
      <style:text-properties officeooo:rsid="00101ccd" officeooo:paragraph-rsid="00101ccd"/>
    </style:style>
    <style:style style:name="P3" style:family="paragraph" style:parent-style-name="Standard">
      <style:text-properties officeooo:rsid="0010af9e" officeooo:paragraph-rsid="0010af9e"/>
    </style:style>
    <style:style style:name="P4" style:family="paragraph" style:parent-style-name="Standard">
      <style:text-properties fo:font-weight="bold" officeooo:rsid="0010af9e" officeooo:paragraph-rsid="0010af9e" style:font-weight-asian="bold" style:font-weight-complex="bold"/>
    </style:style>
    <style:style style:name="P5" style:family="paragraph" style:parent-style-name="Standard">
      <style:text-properties fo:font-weight="bold" officeooo:rsid="000e9611" officeooo:paragraph-rsid="000e9611" style:font-weight-asian="bold" style:font-weight-complex="bold"/>
    </style:style>
    <style:style style:name="P6" style:family="paragraph" style:parent-style-name="Text_20_body">
      <style:text-properties officeooo:rsid="00122a76" officeooo:paragraph-rsid="00122a76"/>
    </style:style>
    <style:style style:name="P7" style:family="paragraph" style:parent-style-name="Text_20_body">
      <style:text-properties officeooo:rsid="00140a01" officeooo:paragraph-rsid="00140a01"/>
    </style:style>
    <style:style style:name="P8" style:family="paragraph" style:parent-style-name="Text_20_body" style:list-style-name="L1">
      <style:paragraph-properties fo:line-height="115%"/>
      <style:text-properties officeooo:paragraph-rsid="0010af9e"/>
    </style:style>
    <style:style style:name="P9" style:family="paragraph" style:parent-style-name="Text_20_body" style:list-style-name="L1">
      <style:paragraph-properties fo:line-height="115%"/>
      <style:text-properties officeooo:rsid="0010af9e" officeooo:paragraph-rsid="0010af9e"/>
    </style:style>
    <style:style style:name="P10" style:family="paragraph" style:parent-style-name="Text_20_body" style:list-style-name="L2">
      <style:text-properties officeooo:rsid="0010af9e" officeooo:paragraph-rsid="0010af9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>
      <style:text-properties officeooo:rsid="00122a76" officeooo:paragraph-rsid="00122a76"/>
    </style:style>
    <style:style style:name="P15" style:family="paragraph" style:parent-style-name="Text_20_body">
      <style:text-properties officeooo:rsid="00122a76" officeooo:paragraph-rsid="00122a76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>
      <style:text-properties officeooo:paragraph-rsid="00122a76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>
      <style:text-properties officeooo:rsid="00146dd0" officeooo:paragraph-rsid="00146dd0"/>
    </style:style>
    <style:style style:name="P26" style:family="paragraph" style:parent-style-name="Text_20_body">
      <style:text-properties officeooo:rsid="001555df" officeooo:paragraph-rsid="001555df"/>
    </style:style>
    <style:style style:name="P27" style:family="paragraph" style:parent-style-name="Text_20_body">
      <style:text-properties officeooo:rsid="0015cd47" officeooo:paragraph-rsid="0015cd47"/>
    </style:style>
    <style:style style:name="T1" style:family="text">
      <style:text-properties officeooo:rsid="00101cc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ming Hoomer Cycle:</text:p>
      <text:p text:style-name="P1"/>
      <text:p text:style-name="P1">Plan 80%</text:p>
      <text:p text:style-name="P2">Do</text:p>
      <text:p text:style-name="P2">Check</text:p>
      <text:p text:style-name="P2">Act</text:p>
      <text:p text:style-name="P1"/>
      <text:p text:style-name="P1"/>
      <text:p text:style-name="P1"/>
      <text:p text:style-name="P1"><text:span text:style-name="T2">Lastenheft</text:span>:</text:p>
      <text:p text:style-name="P1"/>
      <text:p text:style-name="P1">Kunden sind lästig → Im Lastenheft steht was der Kunde will</text:p>
      <text:p text:style-name="P1"/>
      <text:p text:style-name="P1">-Wissen was ich will</text:p>
      <text:p text:style-name="P1">-Kaufen oder machen</text:p>
      <text:p text:style-name="P1">-<text:span text:style-name="T1">Ist zustand definieren</text:span></text:p>
      <text:p text:style-name="P1">-<text:span text:style-name="T1">Soll zustand definieren</text:span></text:p>
      <text:p text:style-name="P1"/>
      <text:p text:style-name="P1"/>
      <text:p text:style-name="P4">SLA (Service Level Agreement):</text:p>
      <text:p text:style-name="P3"/>
      <text:p text:style-name="P3">Kalkulation</text:p>
      <text:p text:style-name="P3">HR (Human Resources)</text:p>
      <text:p text:style-name="P3">Technik</text:p>
      <text:p text:style-name="P3">Juristerei</text:p>
      <text:p text:style-name="P3"/>
      <text:p text:style-name="P3">Abschnitte:</text:p>
      <text:p text:style-name="P3"/>
      <text:p text:style-name="P3">Einführung</text:p>
      <text:list xml:id="list4172866670" text:style-name="L1">
        <text:list-item>
          <text:p text:style-name="P9">Gegenstand </text:p>
        </text:list-item>
        <text:list-item>
          <text:p text:style-name="P8">Ziele </text:p>
        </text:list-item>
        <text:list-item>
          <text:p text:style-name="P8">Beteiligte </text:p>
        </text:list-item>
        <text:list-item>
          <text:p text:style-name="P8">Geltungsbereich </text:p>
        </text:list-item>
        <text:list-item>
          <text:p text:style-name="P8">Angaben zu Start und Dauer </text:p>
        </text:list-item>
      </text:list>
      <text:p text:style-name="P3">Services und Servicelevel</text:p>
      <text:list xml:id="list4279110075" text:style-name="L2">
        <text:list-item>
          <text:p text:style-name="P10">Leistungsumfang und Preise </text:p>
        </text:list-item>
        <text:list-item>
          <text:p text:style-name="P11">Service Level: Verfügbarkeit oder Ausfallzeit, Erreichbarkeit etc. </text:p>
        </text:list-item>
      </text:list>
      <text:p text:style-name="Text_20_body">Service Levels beschreiben messbare Eigenschaften eines Services. Eigenschaften können sein:</text:p>
      <text:list xml:id="list221930993" text:style-name="L3">
        <text:list-item>
          <text:p text:style-name="P13">Performance (zum Beispiel Response Times) </text:p>
        </text:list-item>
        <text:list-item>
          <text:p text:style-name="P13">Zuverlässigkeit (zum Beispiel Anzahl von Störungen) </text:p>
        </text:list-item>
        <text:list-item>
          <text:p text:style-name="P13">Kapazitäten (zum Beispiel Bandbreite, Speicherplatz) </text:p>
        </text:list-item>
        <text:list-item>
          <text:p text:style-name="P13">Abrechnungseinheiten (zum Beispiel sekundengenau) </text:p>
        </text:list-item>
        <text:list-item>
          <text:p text:style-name="P13">Arbeitslast (zum Beispiel Transaktionen pro Zeiteinheit) </text:p>
        </text:list-item>
        <text:list-item>
          <text:p text:style-name="P13">Sicherheit (zum Beispiel Zugriffsberechtigungen) </text:p>
        </text:list-item>
        <text:list-item>
          <text:p text:style-name="P13">Kontrollen (zum Beispiel Datensicherung) </text:p>
        </text:list-item>
        <text:list-item>
          <text:p text:style-name="P13">Wartungsfenster </text:p>
        </text:list-item>
        <text:list-item>
          <text:p text:style-name="P12"><text:soft-page-break/>Wiederherstellung nach einem Totalausfall (zum Beispiel Dauer, bis alle Systeme wieder laufen) </text:p>
        </text:list-item>
      </text:list>
      <text:p text:style-name="P6">Organisation und Management</text:p>
      <text:list xml:id="list2213684495" text:style-name="L4">
        <text:list-item>
          <text:p text:style-name="P14">welche Aufgaben erfüllt werden müssen </text:p>
        </text:list-item>
      </text:list>
      <text:list xml:id="list878672044" text:style-name="L5">
        <text:list-item>
          <text:p text:style-name="P17">wer die Verantwortung trägt </text:p>
        </text:list-item>
        <text:list-item>
          <text:p text:style-name="P17">wie die Einhaltung der SLAs geprüft wird </text:p>
        </text:list-item>
        <text:list-item>
          <text:p text:style-name="P17">wie die Kennzahlen zu den Service Levels gemessen und ausgewertet werden </text:p>
        </text:list-item>
        <text:list-item>
          <text:p text:style-name="P17">was bei Abweichungen passiert </text:p>
        </text:list-item>
        <text:list-item>
          <text:p text:style-name="P17">wie Konflikte zwischen Servicegeber (IT-Dienstleister) und Servicenehmer (Kunde) gelöst werden </text:p>
        </text:list-item>
        <text:list-item>
          <text:p text:style-name="P17">wann welche Zahlungen fällig sind </text:p>
        </text:list-item>
        <text:list-item>
          <text:p text:style-name="P16">welche Berichte erstellt werden </text:p>
        </text:list-item>
      </text:list>
      <text:p text:style-name="P6">Um das SLA zu prüfen werden in definierten Zeitabständen SLA-Audits durchgeführt. Sie werden ebenfalls beschrieben in Bezug auf:</text:p>
      <text:list xml:id="list1050680385" text:style-name="L6">
        <text:list-item>
          <text:p text:style-name="P19">Verantwortlichkeiten von Kunde und Dienstleister </text:p>
        </text:list-item>
        <text:list-item>
          <text:p text:style-name="P19">Gegenstand und Umfang von Audits </text:p>
        </text:list-item>
        <text:list-item>
          <text:p text:style-name="P19">Teilnehmer </text:p>
        </text:list-item>
        <text:list-item>
          <text:p text:style-name="P19">Frequenz der Audits </text:p>
        </text:list-item>
        <text:list-item>
          <text:p text:style-name="P19">Konsequenzen bei Abweichungen von vereinbarten Service Levels </text:p>
        </text:list-item>
        <text:list-item>
          <text:p text:style-name="P18">Bemessung der Höhe von Konsequenzen (Erstattungen) </text:p>
        </text:list-item>
      </text:list>
      <text:p text:style-name="P6">Vertragsübliche Klauseln</text:p>
      <text:list xml:id="list565183476" text:style-name="L7">
        <text:list-item>
          <text:p text:style-name="P20">Gerichtsstand </text:p>
        </text:list-item>
      </text:list>
      <text:list xml:id="list2419742537" text:style-name="L8">
        <text:list-item>
          <text:p text:style-name="P22">anwendbares Recht </text:p>
        </text:list-item>
        <text:list-item>
          <text:p text:style-name="P22">Haftung und Gewährleistung </text:p>
        </text:list-item>
        <text:list-item>
          <text:p text:style-name="P22">Geltungsbereich geografische Aspekte (standortgebunden, regional und standortübergreifend, überregional, wie zum Beispiel nationale oder weltweite SLAs) </text:p>
        </text:list-item>
        <text:list-item>
          <text:p text:style-name="P22">Geltungsbereich organisatorische Aspekte (zum Beispiel abteilungsweite, unternehmensweite oder konzernweite SLAs) </text:p>
        </text:list-item>
        <text:list-item>
          <text:p text:style-name="P21">Inkrafttreten, Laufzeit, Beendigung </text:p>
        </text:list-item>
      </text:list>
      <text:p text:style-name="P7">Berichtswesen</text:p>
      <text:p text:style-name="P7">Erreichte ServiceLevel sind in einem SLA Bericht festzuhalten. Im Rahmen des Berichtswesens sind folgende Aspekte zu vereinbaren:</text:p>
      <text:list xml:id="list1868250636" text:style-name="L9">
        <text:list-item>
          <text:p text:style-name="P24">Ersteller </text:p>
        </text:list-item>
        <text:list-item>
          <text:p text:style-name="P24">Empfänger </text:p>
        </text:list-item>
        <text:list-item>
          <text:p text:style-name="P24">Berichtsinhalte </text:p>
        </text:list-item>
        <text:list-item>
          <text:p text:style-name="P24">Berichtsaufbau </text:p>
        </text:list-item>
        <text:list-item>
          <text:p text:style-name="P24">Detaillierungsgrad </text:p>
        </text:list-item>
        <text:list-item>
          <text:p text:style-name="P24">Berichtszeitraum </text:p>
        </text:list-item>
        <text:list-item>
          <text:p text:style-name="P24">Berichtsfrequenz </text:p>
        </text:list-item>
        <text:list-item>
          <text:p text:style-name="P23">Art der Lieferung des Berichts </text:p>
        </text:list-item>
      </text:list>
      <text:p text:style-name="P25"><text:soft-page-break/>Ansprechpartner und Erreichbarkeit</text:p>
      <text:p text:style-name="P25"/>
      <text:p text:style-name="P26">Mindestanforderung SLA:</text:p>
      <text:p text:style-name="P26">Zweck des Vertrages</text:p>
      <text:p text:style-name="P26">Vertragspartner</text:p>
      <text:p text:style-name="P26">Leistungsbeschreibung</text:p>
      <text:p text:style-name="P26">Verantwortung des Leistungsbringers</text:p>
      <text:p text:style-name="P26">Verantwortung des Leistungsempfängers</text:p>
      <text:p text:style-name="P26">Verfügbarkeit des Dienstes und Reaktionszeit</text:p>
      <text:p text:style-name="P26">Monitoring und Reporting</text:p>
      <text:p text:style-name="P26">Eskalationsmanagement</text:p>
      <text:p text:style-name="P26">Preisgestaltung</text:p>
      <text:p text:style-name="P26">Vertragslaufzeit</text:p>
      <text:p text:style-name="P27">(Ansprechpartner, Kommunikationsweg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11:56.678029558</meta:creation-date>
    <dc:date>2022-09-15T09:10:48.096313467</dc:date>
    <meta:editing-duration>PT20H8M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3" meta:paragraph-count="82" meta:word-count="361" meta:character-count="2830" meta:non-whitespace-character-count="2551"/>
  </office:meta>
</office:document-meta>
</file>